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02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02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6年 2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 <text:span text:style-name="T5">February - 2007</text:span>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51411" calcext:value-type="float">
            <text:p><text:s/>451,411 </text:p>
          </table:table-cell>
          <table:table-cell table:style-name="ce28" office:value-type="float" office:value="1755" calcext:value-type="float">
            <text:p><text:s/>1,755 </text:p>
          </table:table-cell>
          <table:table-cell table:style-name="ce28" office:value-type="float" office:value="23240" calcext:value-type="float">
            <text:p><text:s/>23,240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423100" calcext:value-type="float">
            <text:p><text:s/>423,100 </text:p>
          </table:table-cell>
          <table:table-cell table:style-name="ce28" office:value-type="float" office:value="705" calcext:value-type="float">
            <text:p><text:s/>705 </text:p>
          </table:table-cell>
          <table:table-cell table:style-name="ce28" office:value-type="float" office:value="2413" calcext:value-type="float">
            <text:p><text:s/>2,413 </text:p>
          </table:table-cell>
          <table:table-cell table:style-name="ce28" office:value-type="float" office:value="694" calcext:value-type="float">
            <text:p><text:s/>694 </text:p>
          </table:table-cell>
          <table:table-cell table:style-name="ce28" office:value-type="float" office:value="3009" calcext:value-type="float">
            <text:p><text:s/>3,009 </text:p>
          </table:table-cell>
          <table:table-cell table:style-name="ce28" office:value-type="float" office:value="2658" calcext:value-type="float">
            <text:p><text:s/>2,658 </text:p>
          </table:table-cell>
          <table:table-cell table:style-name="ce28" office:value-type="float" office:value="351" calcext:value-type="float">
            <text:p><text:s/>351 </text:p>
          </table:table-cell>
          <table:table-cell table:style-name="ce28" office:value-type="float" office:value="17" calcext:value-type="float">
            <text:p><text:s/>17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289494" calcext:value-type="float">
            <text:p><text:s/>289,494 </text:p>
          </table:table-cell>
          <table:table-cell table:style-name="ce28" office:value-type="float" office:value="1205" calcext:value-type="float">
            <text:p><text:s/>1,205 </text:p>
          </table:table-cell>
          <table:table-cell table:style-name="ce28" office:value-type="float" office:value="16564" calcext:value-type="float">
            <text:p><text:s/>16,564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269128" calcext:value-type="float">
            <text:p><text:s/>269,128 </text:p>
          </table:table-cell>
          <table:table-cell table:style-name="ce28" office:value-type="float" office:value="545" calcext:value-type="float">
            <text:p><text:s/>545 </text:p>
          </table:table-cell>
          <table:table-cell table:style-name="ce28" office:value-type="float" office:value="1734" calcext:value-type="float">
            <text:p><text:s/>1,734 </text:p>
          </table:table-cell>
          <table:table-cell table:style-name="ce28" office:value-type="float" office:value="556" calcext:value-type="float">
            <text:p><text:s/>556 </text:p>
          </table:table-cell>
          <table:table-cell table:style-name="ce28" office:value-type="float" office:value="2167" calcext:value-type="float">
            <text:p><text:s/>2,167 </text:p>
          </table:table-cell>
          <table:table-cell table:style-name="ce28" office:value-type="float" office:value="2068" calcext:value-type="float">
            <text:p><text:s/>2,068 </text:p>
          </table:table-cell>
          <table:table-cell table:style-name="ce28" office:value-type="float" office:value="99" calcext:value-type="float">
            <text:p><text:s/>99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31848" calcext:value-type="float">
            <text:p><text:s/>131,848 </text:p>
          </table:table-cell>
          <table:table-cell table:style-name="ce29" office:value-type="float" office:value="706" calcext:value-type="float">
            <text:p><text:s/>70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29797" calcext:value-type="float">
            <text:p><text:s/>129,797 </text:p>
          </table:table-cell>
          <table:table-cell table:style-name="ce29" office:value-type="float" office:value="475" calcext:value-type="float">
            <text:p><text:s/>475 </text:p>
          </table:table-cell>
          <table:table-cell table:style-name="ce29" office:value-type="float" office:value="740" calcext:value-type="float">
            <text:p><text:s/>740 </text:p>
          </table:table-cell>
          <table:table-cell table:style-name="ce29" office:value-type="float" office:value="194" calcext:value-type="float">
            <text:p><text:s/>194 </text:p>
          </table:table-cell>
          <table:table-cell table:style-name="ce29" office:value-type="float" office:value="1348" calcext:value-type="float">
            <text:p><text:s/>1,348 </text:p>
          </table:table-cell>
          <table:table-cell table:style-name="ce29" office:value-type="float" office:value="1311" calcext:value-type="float">
            <text:p><text:s/>1,311 </text:p>
          </table:table-cell>
          <table:table-cell table:style-name="ce29" office:value-type="float" office:value="37" calcext:value-type="float">
            <text:p><text:s/>37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43" calcext:value-type="float">
            <text:p><text:s/>2,143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75" calcext:value-type="float">
            <text:p><text:s/>475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0902" calcext:value-type="float">
            <text:p><text:s/>30,90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944" calcext:value-type="float">
            <text:p><text:s/>29,94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7" calcext:value-type="float">
            <text:p><text:s/>97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27" calcext:value-type="float">
            <text:p><text:s/>12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117" calcext:value-type="float">
            <text:p><text:s/>3,117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73" calcext:value-type="float">
            <text:p><text:s/>1,973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2" calcext:value-type="float">
            <text:p><text:s/>22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3" calcext:value-type="float">
            <text:p><text:s/>1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900" calcext:value-type="float">
            <text:p><text:s/>900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896" calcext:value-type="float">
            <text:p><text:s/>896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2" calcext:value-type="float">
            <text:p><text:s/>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474" calcext:value-type="float">
            <text:p><text:s/>6,474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314" calcext:value-type="float">
            <text:p><text:s/>5,314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7" calcext:value-type="float">
            <text:p><text:s/>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431" calcext:value-type="float">
            <text:p><text:s/>4,431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64" calcext:value-type="float">
            <text:p><text:s/>4,164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1" calcext:value-type="float">
            <text:p><text:s/>1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37" calcext:value-type="float">
            <text:p><text:s/>1,637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19" calcext:value-type="float">
            <text:p><text:s/>1,51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16" calcext:value-type="float">
            <text:p><text:s/>16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1912" calcext:value-type="float">
            <text:p><text:s/>1,912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52" calcext:value-type="float">
            <text:p><text:s/>1,552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29" calcext:value-type="float">
            <text:p><text:s/>2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785" calcext:value-type="float">
            <text:p><text:s/>1,785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28" calcext:value-type="float">
            <text:p><text:s/>1,428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258" calcext:value-type="float">
            <text:p><text:s/>258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31" calcext:value-type="float">
            <text:p><text:s/>23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1" calcext:value-type="float">
            <text:p><text:s/>21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13" calcext:value-type="float">
            <text:p><text:s/>1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0139" calcext:value-type="float">
            <text:p><text:s/>10,139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710" calcext:value-type="float">
            <text:p><text:s/>9,71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8" calcext:value-type="float">
            <text:p><text:s/>15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2" calcext:value-type="float">
            <text:p><text:s/>112 </text:p>
          </table:table-cell>
          <table:table-cell table:style-name="ce29" office:value-type="float" office:value="102" calcext:value-type="float">
            <text:p><text:s/>102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585" calcext:value-type="float">
            <text:p><text:s/>12,585 </text:p>
          </table:table-cell>
          <table:table-cell table:style-name="ce29" office:value-type="float" office:value="297" calcext:value-type="float">
            <text:p><text:s/>297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532" calcext:value-type="float">
            <text:p><text:s/>11,5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84" calcext:value-type="float">
            <text:p><text:s/>184 </text:p>
          </table:table-cell>
          <table:table-cell table:style-name="ce29" office:value-type="float" office:value="297" calcext:value-type="float">
            <text:p><text:s/>297 </text:p>
          </table:table-cell>
          <table:table-cell table:number-columns-repeated="2" table:style-name="ce29" office:value-type="float" office:value="14" calcext:value-type="float">
            <text:p><text:s/>1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92" calcext:value-type="float">
            <text:p><text:s/>392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92" calcext:value-type="float">
            <text:p><text:s/>392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112" calcext:value-type="float">
            <text:p><text:s/>2,112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018" calcext:value-type="float">
            <text:p><text:s/>2,01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2" calcext:value-type="float">
            <text:p><text:s/>82 </text:p>
          </table:table-cell>
          <table:table-cell table:style-name="ce29" office:value-type="float" office:value="68" calcext:value-type="float">
            <text:p><text:s/>68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10" calcext:value-type="float">
            <text:p><text:s/>10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5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5906" calcext:value-type="float">
            <text:p><text:s/>15,906 </text:p>
          </table:table-cell>
          <table:table-cell table:style-name="ce29" office:value-type="float" office:value="22" calcext:value-type="float">
            <text:p><text:s/>22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907" calcext:value-type="float">
            <text:p><text:s/>14,907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0" calcext:value-type="float">
            <text:p><text:s/>40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46" calcext:value-type="float">
            <text:p><text:s/>46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19" calcext:value-type="float">
            <text:p><text:s/>1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413" calcext:value-type="float">
            <text:p><text:s/>5,413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680" calcext:value-type="float">
            <text:p><text:s/>680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4695" calcext:value-type="float">
            <text:p><text:s/>4,695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18" calcext:value-type="float">
            <text:p><text:s/>18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23" calcext:value-type="float">
            <text:p><text:s/>23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4680" calcext:value-type="float">
            <text:p><text:s/>24,680 </text:p>
          </table:table-cell>
          <table:table-cell table:style-name="ce29" office:value-type="float" office:value="38" calcext:value-type="float">
            <text:p><text:s/>38 </text:p>
          </table:table-cell>
          <table:table-cell table:style-name="ce29" office:value-type="float" office:value="1160" calcext:value-type="float">
            <text:p><text:s/>1,16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026" calcext:value-type="float">
            <text:p><text:s/>23,026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283" calcext:value-type="float">
            <text:p><text:s/>283 </text:p>
          </table:table-cell>
          <table:table-cell table:style-name="ce29" office:value-type="float" office:value="18" calcext:value-type="float">
            <text:p><text:s/>18 </text:p>
          </table:table-cell>
          <table:table-cell table:number-columns-repeated="2" table:style-name="ce29" office:value-type="float" office:value="211" calcext:value-type="float">
            <text:p><text:s/>21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314" calcext:value-type="float">
            <text:p><text:s/>15,314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3522" calcext:value-type="float">
            <text:p><text:s/>3,52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66" calcext:value-type="float">
            <text:p><text:s/>11,766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17" calcext:value-type="float">
            <text:p><text:s/>1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536" calcext:value-type="float">
            <text:p><text:s/>17,536 </text:p>
          </table:table-cell>
          <table:table-cell table:style-name="ce29" office:value-type="float" office:value="31" calcext:value-type="float">
            <text:p><text:s/>31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782" calcext:value-type="float">
            <text:p><text:s/>13,782 </text:p>
          </table:table-cell>
          <table:table-cell table:style-name="ce29" office:value-type="float" office:value="21" calcext:value-type="float">
            <text:p><text:s/>21 </text:p>
          </table:table-cell>
          <table:table-cell table:style-name="ce29" office:value-type="float" office:value="60" calcext:value-type="float">
            <text:p><text:s/>60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85" calcext:value-type="float">
            <text:p><text:s/>8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7501" calcext:value-type="float">
            <text:p><text:s/>77,501 </text:p>
          </table:table-cell>
          <table:table-cell table:style-name="ce28" office:value-type="float" office:value="243" calcext:value-type="float">
            <text:p><text:s/>243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70371" calcext:value-type="float">
            <text:p><text:s/>70,371 </text:p>
          </table:table-cell>
          <table:table-cell table:style-name="ce28" office:value-type="float" office:value="94" calcext:value-type="float">
            <text:p><text:s/>94 </text:p>
          </table:table-cell>
          <table:table-cell table:style-name="ce28" office:value-type="float" office:value="248" calcext:value-type="float">
            <text:p><text:s/>248 </text:p>
          </table:table-cell>
          <table:table-cell table:style-name="ce28" office:value-type="float" office:value="91" calcext:value-type="float">
            <text:p><text:s/>91 </text:p>
          </table:table-cell>
          <table:table-cell table:style-name="ce28" office:value-type="float" office:value="264" calcext:value-type="float">
            <text:p><text:s/>264 </text:p>
          </table:table-cell>
          <table:table-cell table:style-name="ce28" office:value-type="float" office:value="206" calcext:value-type="float">
            <text:p><text:s/>206 </text:p>
          </table:table-cell>
          <table:table-cell table:style-name="ce28" office:value-type="float" office:value="58" calcext:value-type="float">
            <text:p><text:s/>58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2870" calcext:value-type="float">
            <text:p><text:s/>82,870 </text:p>
          </table:table-cell>
          <table:table-cell table:style-name="ce28" office:value-type="float" office:value="307" calcext:value-type="float">
            <text:p><text:s/>307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2107" calcext:value-type="float">
            <text:p><text:s/>82,107 </text:p>
          </table:table-cell>
          <table:table-cell table:style-name="ce28" office:value-type="float" office:value="66" calcext:value-type="float">
            <text:p><text:s/>66 </text:p>
          </table:table-cell>
          <table:table-cell table:style-name="ce28" office:value-type="float" office:value="391" calcext:value-type="float">
            <text:p><text:s/>391 </text:p>
          </table:table-cell>
          <table:table-cell table:style-name="ce28" office:value-type="float" office:value="47" calcext:value-type="float">
            <text:p><text:s/>47 </text:p>
          </table:table-cell>
          <table:table-cell table:style-name="ce28" office:value-type="float" office:value="566" calcext:value-type="float">
            <text:p><text:s/>566 </text:p>
          </table:table-cell>
          <table:table-cell table:style-name="ce28" office:value-type="float" office:value="372" calcext:value-type="float">
            <text:p><text:s/>372 </text:p>
          </table:table-cell>
          <table:table-cell table:style-name="ce28" office:value-type="float" office:value="194" calcext:value-type="float">
            <text:p><text:s/>194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546" calcext:value-type="float">
            <text:p><text:s/>1,546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28" office:value-type="float" office:value="1494" calcext:value-type="float">
            <text:p><text:s/>1,49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40" calcext:value-type="float">
            <text:p><text:s/>40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12" calcext:value-type="float">
            <text:p><text:s/>12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546" calcext:value-type="float">
            <text:p><text:s/>1,546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494" calcext:value-type="float">
            <text:p><text:s/>1,49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0" calcext:value-type="float">
            <text:p><text:s/>40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2" calcext:value-type="float">
            <text:p><text:s/>1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02違章拆除" style:display-name="PageStyle_9602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7-08-10T09:14:23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